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51cm" svg:stroke-color="#000000" draw:marker-start-width="0.355cm" draw:marker-end-width="0.355cm" draw:fill="none" draw:textarea-horizontal-align="justify" draw:textarea-vertical-align="middle" draw:auto-grow-height="false" fo:min-height="3.025cm" fo:min-width="4.292cm" fo:padding-top="0.15cm" fo:padding-bottom="0.15cm" fo:padding-left="0.275cm" fo:padding-right="0.275cm"/>
    </style:style>
    <style:style style:name="gr2" style:family="graphic" style:parent-style-name="standard">
      <style:graphic-properties draw:stroke="dash" draw:stroke-dash="Fine_20_Dashed" svg:stroke-width="0.051cm" svg:stroke-color="#000000" draw:marker-start-width="0.355cm" draw:marker-end-width="0.355cm" draw:fill="none" draw:textarea-horizontal-align="justify" draw:textarea-vertical-align="middle" draw:auto-grow-height="false" fo:min-height="2.847cm" fo:min-width="4.19cm" fo:padding-top="0.15cm" fo:padding-bottom="0.15cm" fo:padding-left="0.275cm" fo:padding-right="0.275cm"/>
    </style:style>
    <style:style style:name="gr3" style:family="graphic" style:parent-style-name="standard">
      <style:graphic-properties draw:stroke="dash" draw:stroke-dash="Fine_20_Dashed" svg:stroke-width="0.051cm" svg:stroke-color="#000000" draw:marker-start-width="0.355cm" draw:marker-end-width="0.355cm" draw:fill="none" draw:textarea-horizontal-align="justify" draw:textarea-vertical-align="middle" draw:auto-grow-height="false" fo:min-height="3.237cm" fo:min-width="4.976cm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-width="0.355cm" draw:marker-end-width="0.355cm" draw:fill-color="#dddddd" draw:textarea-horizontal-align="justify" draw:textarea-vertical-align="middle" draw:auto-grow-height="false" fo:min-height="0.835cm" fo:min-width="1.868cm" fo:padding-top="0.15cm" fo:padding-bottom="0.15cm" fo:padding-left="0.275cm" fo:padding-right="0.27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width="0cm" svg:stroke-color="#000000" draw:marker-start-width="0.203cm" draw:marker-end-width="0.203cm" draw:fill-color="#666666" draw:textarea-horizontal-align="justify" draw:textarea-vertical-align="middle" draw:auto-grow-height="false" fo:min-height="0.835cm" fo:min-width="3.392cm" fo:padding-top="0.125cm" fo:padding-bottom="0.125cm" fo:padding-left="0.25cm" fo:padding-right="0.25cm"/>
    </style:style>
    <style:style style:name="gr7" style:family="graphic" style:parent-style-name="standard">
      <style:graphic-properties svg:stroke-width="0.051cm" svg:stroke-color="#000000" draw:marker-start-width="0.355cm" draw:marker-end-width="0.355cm" draw:fill-color="#dddddd" draw:textarea-horizontal-align="justify" draw:textarea-vertical-align="middle" draw:auto-grow-height="false" fo:min-height="0.835cm" fo:min-width="3.392cm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00" draw:marker-start-width="0.355cm" draw:marker-end-width="0.355cm" draw:fill-color="#dddddd" draw:textarea-horizontal-align="justify" draw:textarea-vertical-align="middle" draw:auto-grow-height="false" fo:min-height="0.835cm" fo:min-width="1.361cm" fo:padding-top="0.15cm" fo:padding-bottom="0.15cm" fo:padding-left="0.275cm" fo:padding-right="0.275cm"/>
    </style:style>
    <style:style style:name="gr9" style:family="graphic" style:parent-style-name="standard">
      <style:graphic-properties svg:stroke-width="0cm" svg:stroke-color="#000000" draw:marker-start-width="0.203cm" draw:marker-end-width="0.203cm" draw:fill-color="#666666" draw:textarea-horizontal-align="justify" draw:textarea-vertical-align="middle" draw:auto-grow-height="false" fo:min-height="0.885cm" fo:min-width="2.729cm" fo:padding-top="0.125cm" fo:padding-bottom="0.125cm" fo:padding-left="0.25cm" fo:padding-right="0.25cm"/>
    </style:style>
    <style:style style:name="gr10" style:family="graphic" style:parent-style-name="standard">
      <style:graphic-properties draw:stroke="dash" draw:stroke-dash="Fine_20_Dashed" svg:stroke-width="0.051cm" svg:stroke-color="#000000" draw:marker-start-width="0.355cm" draw:marker-end-width="0.355cm" draw:fill="none" draw:textarea-horizontal-align="justify" draw:textarea-vertical-align="middle" draw:auto-grow-height="false" fo:min-height="5.077cm" fo:min-width="4.898cm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dddddd"/>
      <style:paragraph-properties fo:text-align="center"/>
      <style:text-properties fo:font-size="15pt" style:font-size-asian="15pt" style:font-size-complex="15pt"/>
    </style:style>
    <style:style style:name="P4" style:family="paragraph">
      <loext:graphic-properties draw:fill-color="#666666"/>
      <style:paragraph-properties fo:text-align="center"/>
      <style:text-properties fo:color="#ffffff"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color="#ffffff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2cm" svg:height="3.683cm" svg:x="18.041cm" svg:y="3.088cm">
          <text:p/>
          <draw:enhanced-geometry svg:viewBox="0 0 21600 21600" draw:path-stretchpoint-x="10800" draw:path-stretchpoint-y="10800" draw:text-areas="?f3 ?f4 ?f5 ?f6" draw:type="round-rectangle" draw:modifiers="1723.778501628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08cm" svg:height="3.487cm" svg:x="18.198cm" svg:y="9.919cm">
          <text:p/>
          <draw:enhanced-geometry svg:viewBox="0 0 21600 21600" draw:path-stretchpoint-x="10800" draw:path-stretchpoint-y="10800" draw:text-areas="?f3 ?f4 ?f5 ?f6" draw:type="round-rectangle" draw:modifiers="2427.522935779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5.672cm" svg:height="3.683cm" svg:x="11.817cm" svg:y="3.08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477.950219619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2" draw:id="id2" draw:layer="layout" svg:width="2.54cm" svg:height="1.257cm" svg:x="13.371cm" svg:y="4.726cm">
          <text:p text:style-name="P2"><text:span text:style-name="T1">Op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14.644cm" svg:y1="7.254cm" svg:x2="14.641cm" svg:y2="5.983cm" draw:start-shape="id1" draw:start-glue-point="0" draw:end-shape="id2" draw:end-glue-point="2" svg:d="M14644 7254l-3-1271" svg:viewBox="0 0 4 1272">
          <text:p/>
        </draw:connector>
        <draw:custom-shape draw:style-name="gr6" draw:text-style-name="P4" xml:id="id3" draw:id="id3" draw:layer="layout" svg:width="4.064cm" svg:height="1.257cm" svg:x="12.565cm" svg:y="14.713cm">
          <text:p text:style-name="P2"><text:span text:style-name="T2">In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14.597cm" svg:y1="14.713cm" svg:x2="14.613cm" svg:y2="12.811cm" draw:start-shape="id3" draw:start-glue-point="0" draw:end-shape="id4" svg:d="M14597 14713l16-1902" svg:viewBox="0 0 17 1903">
          <text:p/>
        </draw:connector>
        <draw:custom-shape draw:style-name="gr7" draw:text-style-name="P3" xml:id="id5" draw:id="id5" draw:layer="layout" svg:width="4.064cm" svg:height="1.257cm" svg:x="18.667cm" svg:y="11.485cm">
          <text:p text:style-name="P2"><text:span text:style-name="T1">OpMap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14.597cm" svg:y1="14.713cm" svg:x2="20.699cm" svg:y2="12.742cm" draw:start-shape="id3" draw:start-glue-point="0" draw:end-shape="id5" draw:end-glue-point="2" svg:d="M14597 14713l6102-1971" svg:viewBox="0 0 6103 1972">
          <text:p/>
        </draw:connector>
        <draw:custom-shape draw:style-name="gr6" draw:text-style-name="P4" xml:id="id6" draw:id="id6" draw:layer="layout" svg:width="4.064cm" svg:height="1.257cm" svg:x="18.668cm" svg:y="9.385cm">
          <text:p text:style-name="P2"><text:span text:style-name="T2">Materializ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20.699cm" svg:y1="11.485cm" svg:x2="20.7cm" svg:y2="10.642cm" draw:start-shape="id5" draw:start-glue-point="0" draw:end-shape="id6" draw:end-glue-point="2" svg:d="M20699 11485l1-843" svg:viewBox="0 0 2 844">
          <text:p/>
        </draw:connector>
        <draw:custom-shape draw:style-name="gr8" draw:text-style-name="P3" xml:id="id7" draw:id="id7" draw:layer="layout" svg:width="2.033cm" svg:height="1.257cm" svg:x="19.635cm" svg:y="4.737cm">
          <text:p text:style-name="P2"><text:span text:style-name="T1">OpAt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14.644cm" svg:y1="7.254cm" svg:x2="20.651cm" svg:y2="5.994cm" draw:start-shape="id1" draw:start-glue-point="0" draw:end-shape="id7" draw:end-glue-point="2" svg:d="M14644 7254l6007-1260" svg:viewBox="0 0 6008 1261">
          <text:p/>
        </draw:connector>
        <draw:connector draw:style-name="gr5" draw:text-style-name="P1" draw:layer="layout" draw:type="line" svg:x1="20.7cm" svg:y1="9.385cm" svg:x2="20.651cm" svg:y2="5.994cm" draw:start-shape="id6" draw:end-shape="id7" draw:end-glue-point="2" svg:d="M20700 9385l-49-3391" svg:viewBox="0 0 50 3392">
          <text:p/>
        </draw:connector>
        <draw:custom-shape draw:style-name="gr6" draw:text-style-name="P4" xml:id="id9" draw:id="id9" draw:layer="layout" svg:width="4.064cm" svg:height="1.257cm" svg:x="18.614cm" svg:y="2.541cm">
          <text:p text:style-name="P2"><text:span text:style-name="T2">Materializ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xml:id="id8" draw:id="id8" draw:layer="layout" svg:width="3.351cm" svg:height="1.257cm" svg:x="12.968cm" svg:y="2.541cm">
          <text:p text:style-name="P2"><text:span text:style-name="T2">Materializ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14.641cm" svg:y1="4.726cm" svg:x2="14.643cm" svg:y2="3.798cm" draw:start-shape="id2" draw:start-glue-point="0" draw:end-shape="id8" draw:end-glue-point="2" svg:d="M14641 4726l2-928" svg:viewBox="0 0 3 929">
          <text:p/>
        </draw:connector>
        <draw:connector draw:style-name="gr5" draw:text-style-name="P1" draw:layer="layout" draw:type="line" svg:x1="20.651cm" svg:y1="4.737cm" svg:x2="20.646cm" svg:y2="3.798cm" draw:start-shape="id7" draw:start-glue-point="0" draw:end-shape="id9" draw:end-glue-point="2" svg:d="M20651 4737l-5-939" svg:viewBox="0 0 6 940">
          <text:p/>
        </draw:connector>
        <draw:custom-shape draw:style-name="gr10" draw:text-style-name="P1" draw:layer="layout" svg:width="5.672cm" svg:height="5.601cm" svg:x="11.818cm" svg:y="7.87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477.950219619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10" draw:id="id10" draw:layer="layout" svg:width="4.064cm" svg:height="1.257cm" svg:x="12.601cm" svg:y="9.43cm">
          <text:p text:style-name="P2"><text:span text:style-name="T1">OpCBindScalar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4" draw:id="id4" draw:layer="layout" svg:width="4.064cm" svg:height="1.257cm" svg:x="12.581cm" svg:y="11.554cm">
          <text:p text:style-name="P2"><text:span text:style-name="T1">OpMapBloc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14.613cm" svg:y1="11.554cm" svg:x2="14.633cm" svg:y2="10.687cm" draw:start-shape="id4" draw:end-shape="id10" svg:d="M14613 11554l20-867" svg:viewBox="0 0 21 868">
          <text:p/>
        </draw:connector>
        <draw:connector draw:style-name="gr5" draw:text-style-name="P1" draw:layer="layout" draw:type="line" svg:x1="14.633cm" svg:y1="9.43cm" svg:x2="14.642cm" svg:y2="8.496cm" draw:start-shape="id10" draw:start-glue-point="0" svg:d="M14633 9430l9-934" svg:viewBox="0 0 10 935">
          <text:p/>
        </draw:connector>
        <draw:custom-shape draw:style-name="gr9" draw:text-style-name="P4" xml:id="id1" draw:id="id1" draw:layer="layout" svg:width="3.351cm" svg:height="1.257cm" svg:x="12.969cm" svg:y="7.254cm">
          <text:p text:style-name="P2"><text:span text:style-name="T2">Materializ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693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4T07:45:07.855344795</meta:creation-date>
    <dc:date>2016-08-28T11:30:41.199131044</dc:date>
    <meta:editing-duration>PT44M35S</meta:editing-duration>
    <meta:editing-cycles>8</meta:editing-cycles>
    <meta:generator>LibreOffice/5.0.6.2$Linux_X86_64 LibreOffice_project/00m0$Build-2</meta:generator>
    <meta:document-statistic meta:object-count="24"/>
  </office:meta>
</office:document-meta>
</file>